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Хорошо! Вот пример запроса к <text:span text:style-name="Strong_20_Emphasis">GitHub REST API</text:span> через <text:span text:style-name="Strong_20_Emphasis">Ktor Client</text:span> на Kotlin для поиска репозиториев по ключевому слову <text:span text:style-name="Strong_20_Emphasis">"ktor"</text:span> с фильтрацией по области поиска (<text:span text:style-name="Source_20_Text">name</text:span>, <text:span text:style-name="Source_20_Text">description</text:span>, <text:span text:style-name="Source_20_Text">readme</text:span>):</text:p>
      <text:p text:style-name="Horizontal_20_Line"/>
      <text:h text:style-name="Heading_20_3" text:outline-level="3">🔧 Gradle зависимости</text:h>
      <text:p text:style-name="Preformatted_20_Text">kotlin</text:p>
      <text:p text:style-name="Preformatted_20_Text">КопироватьРедактировать</text:p>
      <text:p text:style-name="P1"><text:span text:style-name="Source_20_Text">dependencies {</text:span></text:p>
      <text:p text:style-name="P1"><text:span text:style-name="Source_20_Text"><text:s text:c="4"/>implementation("io.ktor:ktor-client-core:2.3.5")</text:span></text:p>
      <text:p text:style-name="P1"><text:span text:style-name="Source_20_Text"><text:s text:c="4"/>implementation("io.ktor:ktor-client-cio:2.3.5")</text:span></text:p>
      <text:p text:style-name="P1"><text:span text:style-name="Source_20_Text"><text:s text:c="4"/>implementation("io.ktor:ktor-client-content-negotiation:2.3.5")</text:span></text:p>
      <text:p text:style-name="P1"><text:span text:style-name="Source_20_Text"><text:s text:c="4"/>implementation("io.ktor:ktor-serialization-kotlinx-json:2.3.5")</text:span></text:p>
      <text:p text:style-name="P1"><text:span text:style-name="Source_20_Text"><text:s text:c="4"/>implementation("org.jetbrains.kotlinx:kotlinx-serialization-json:1.6.0")</text:span></text:p>
      <text:p text:style-name="P2"><text:span text:style-name="Source_20_Text">}</text:span></text:p>
      <text:p text:style-name="Horizontal_20_Line"/>
      <text:h text:style-name="Heading_20_3" text:outline-level="3">🌐 Ktor-запрос (GitHub Repo Search)</text:h>
      <text:p text:style-name="Preformatted_20_Text">kotlin</text:p>
      <text:p text:style-name="Preformatted_20_Text">КопироватьРедактировать</text:p>
      <text:p text:style-name="P1"><text:span text:style-name="Source_20_Text">import io.ktor.client.*</text:span></text:p>
      <text:p text:style-name="P1"><text:span text:style-name="Source_20_Text">import io.ktor.client.call.*</text:span></text:p>
      <text:p text:style-name="P1"><text:span text:style-name="Source_20_Text">import io.ktor.client.request.*</text:span></text:p>
      <text:p text:style-name="P1"><text:span text:style-name="Source_20_Text">import io.ktor.client.statement.*</text:span></text:p>
      <text:p text:style-name="P1"><text:span text:style-name="Source_20_Text">import io.ktor.client.engine.cio.*</text:span></text:p>
      <text:p text:style-name="P1"><text:span text:style-name="Source_20_Text">import io.ktor.client.plugins.contentnegotiation.*</text:span></text:p>
      <text:p text:style-name="P1"><text:span text:style-name="Source_20_Text">import io.ktor.serialization.kotlinx.json.*</text:span></text:p>
      <text:p text:style-name="P1"><text:span text:style-name="Source_20_Text">import kotlinx.serialization.*</text:span></text:p>
      <text:p text:style-name="P1"><text:span text:style-name="Source_20_Text">import kotlinx.serialization.json.*</text:span></text:p>
      <text:p text:style-name="P1"/>
      <text:p text:style-name="P1"><text:span text:style-name="Source_20_Text">@Serializable</text:span></text:p>
      <text:p text:style-name="P1"><text:span text:style-name="Source_20_Text">data class GitHubRepo(</text:span></text:p>
      <text:p text:style-name="P1"><text:span text:style-name="Source_20_Text"><text:s text:c="4"/>val full_name: String,</text:span></text:p>
      <text:p text:style-name="P1"><text:span text:style-name="Source_20_Text"><text:s text:c="4"/>val html_url: String,</text:span></text:p>
      <text:p text:style-name="P1"><text:span text:style-name="Source_20_Text"><text:s text:c="4"/>val description: String? = null</text:span></text:p>
      <text:p text:style-name="P1"><text:span text:style-name="Source_20_Text">)</text:span></text:p>
      <text:p text:style-name="P1"/>
      <text:p text:style-name="P1"><text:span text:style-name="Source_20_Text">@Serializable</text:span></text:p>
      <text:p text:style-name="P1"><text:span text:style-name="Source_20_Text">data class GitHubSearchResponse(</text:span></text:p>
      <text:p text:style-name="P1"><text:span text:style-name="Source_20_Text"><text:s text:c="4"/>val total_count: Int,</text:span></text:p>
      <text:p text:style-name="P1"><text:span text:style-name="Source_20_Text"><text:s text:c="4"/>val items: List&lt;GitHubRepo&gt;</text:span></text:p>
      <text:p text:style-name="P1"><text:span text:style-name="Source_20_Text">)</text:span></text:p>
      <text:p text:style-name="P1"/>
      <text:p text:style-name="P1"><text:span text:style-name="Source_20_Text">suspend fun searchGitHubRepositories(query: String, inField: String = "name,description") {</text:span></text:p>
      <text:p text:style-name="P1"><text:span text:style-name="Source_20_Text"><text:s text:c="4"/>val client = HttpClient(CIO) {</text:span></text:p>
      <text:p text:style-name="P1"><text:span text:style-name="Source_20_Text"><text:s text:c="8"/>install(ContentNegotiation) {</text:span></text:p>
      <text:p text:style-name="P1"><text:span text:style-name="Source_20_Text"><text:s text:c="12"/>json()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val url = "https://api.github.com/search/repositories?q=${query}+in:$inField"</text:span></text:p>
      <text:p text:style-name="P1"/>
      <text:p text:style-name="P1"><text:span text:style-name="Source_20_Text"><text:s text:c="4"/>val response: HttpResponse = client.get(url)</text:span></text:p>
      <text:p text:style-name="P1"><text:span text:style-name="Source_20_Text"><text:s text:c="4"/>val result: GitHubSearchResponse = response.body()</text:span></text:p>
      <text:p text:style-name="P1"/>
      <text:p text:style-name="P1"><text:span text:style-name="Source_20_Text"><text:s text:c="4"/>println("Total found: ${result.total_count}")</text:span></text:p>
      <text:p text:style-name="P1"><text:span text:style-name="Source_20_Text"><text:s text:c="4"/>result.items.forEach {</text:span></text:p>
      <text:p text:style-name="P1"><text:span text:style-name="Source_20_Text"><text:s text:c="8"/>println("- ${it.full_name}: ${it.html_url}")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client.close()</text:span></text:p>
      <text:p text:style-name="P2"><text:span text:style-name="Source_20_Text">}</text:span></text:p>
      <text:p text:style-name="Horizontal_20_Line"><text:soft-page-break/></text:p>
      <text:h text:style-name="Heading_20_3" text:outline-level="3">🧪 Пример вызова</text:h>
      <text:p text:style-name="Preformatted_20_Text">kotlin</text:p>
      <text:p text:style-name="Preformatted_20_Text">КопироватьРедактировать</text:p>
      <text:p text:style-name="P1"><text:span text:style-name="Source_20_Text">suspend fun main() {</text:span></text:p>
      <text:p text:style-name="P1"><text:span text:style-name="Source_20_Text"><text:s text:c="4"/>searchGitHubRepositories("ktor", "name,readme")</text:span></text:p>
      <text:p text:style-name="P2"><text:span text:style-name="Source_20_Text">}</text:span></text:p>
      <text:p text:style-name="Horizontal_20_Line"/>
      <text:h text:style-name="Heading_20_3" text:outline-level="3">📌 Поддерживаемые области поиска:</text:h>
      <text:list text:style-name="L1">
        <text:list-item>
          <text:p text:style-name="P3"><text:span text:style-name="Source_20_Text">name</text:span></text:p>
        </text:list-item>
        <text:list-item>
          <text:p text:style-name="P3"><text:span text:style-name="Source_20_Text">description</text:span></text:p>
        </text:list-item>
        <text:list-item>
          <text:p text:style-name="P3"><text:span text:style-name="Source_20_Text">readme</text:span></text:p>
        </text:list-item>
      </text:list>
      <text:p text:style-name="Text_20_body">Можно комбинировать: <text:span text:style-name="Source_20_Text">name,description,readme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12:15.315323618</meta:creation-date>
    <meta:print-date>2025-05-09T13:13:12.722873656</meta:print-date>
    <dc:date>2025-05-09T16:41:52.521436518</dc:date>
    <meta:editing-duration>PT3H29M37S</meta:editing-duration>
    <meta:editing-cycles>1</meta:editing-cycles>
    <meta:document-statistic meta:table-count="0" meta:image-count="0" meta:object-count="0" meta:page-count="2" meta:paragraph-count="60" meta:word-count="162" meta:character-count="1899" meta:non-whitespace-character-count="1684"/>
    <meta:generator>LibreOffice/7.4.7.2$Linux_X86_64 LibreOffice_project/40$Build-2</meta:generator>
  </office:meta>
</office:document-meta>
</file>